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f06" officeooo:paragraph-rsid="00091f06"/>
    </style:style>
    <style:style style:name="P2" style:family="paragraph" style:parent-style-name="Standard">
      <style:text-properties officeooo:rsid="000afb49" officeooo:paragraph-rsid="000afb49"/>
    </style:style>
    <style:style style:name="P3" style:family="paragraph" style:parent-style-name="Standard">
      <style:text-properties officeooo:rsid="000afb49" officeooo:paragraph-rsid="000afb49"/>
    </style:style>
    <style:style style:name="T1" style:family="text">
      <style:text-properties officeooo:rsid="000af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www.php.net/" text:style-name="Internet_20_link" text:visited-style-name="Visited_20_Internet_20_Link">https://www.php.net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atetime</text:p>
      <text:p text:style-name="P1"/>
      <text:p text:style-name="P1">PDO</text:p>
      <text:p text:style-name="P1"/>
      <text:p text:style-name="P1">PDO<text:span text:style-name="T1">Statement</text:span></text:p>
      <text:p text:style-name="P1"/>
      <text:p text:style-name="P2">PDOExcepti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13:52.989000000</meta:creation-date>
    <dc:date>2024-11-15T12:33:17.903000000</dc:date>
    <meta:editing-duration>PT2M4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5" meta:word-count="5" meta:character-count="55" meta:non-whitespace-character-count="55"/>
  </office:meta>
</office:document-meta>
</file>